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may step to the sam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 <text:s/>The Seq_Step rule <text:soft-page-break/>states that a thread pool may step to the same thread pool updated with a path extended with a Seq control label mapping to a state, where the path is a leaf in the thread pool, and it points to a state with a let expression; the let binding variable is also within the control label; the state containing the let expression sequentially steps to a new state with the same continuation stack; and that state is also the new state of the updated thread pool. <text:s/>The Seq_Step_Up rule states that a thread pool may step to the same thread pool updated with a path extended by an Up control label mapping to a state, where the path is a leaf in the thread pool and points to a state with a Let expression; that state sequentially steps to a state with the continuation stack updated with a frame at the front; the frame consists of the original state's let-binding variable, its Let expression's next expression and its environment; and the new state with the updated continuation stack is the new state of the updated thread pool. <text:s/>The Let_Chan rule states that a thread pool steps to the same thread pool updated with a path extended with a Seq control label mapping to a state, where the path is a leaf in the thread pool, and it points to a state with a let expression with a variable binding to channel generation; the control label consists of the let-binding variable; the state of the updated thread pool consists, the let expressions's next expression, the original state's environment updated with a mapping from the let-binding variable to a channel value consisting of the path and the let-binding variable.</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text:soft-page-break/>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09:39:21</dc:date>
    <dc:creator>Thomas Logan</dc:creator>
    <meta:generator>OpenOffice/4.1.3$Unix OpenOffice.org_project/413m1$Build-9783</meta:generator>
    <meta:editing-duration>P33DT10H20M59S</meta:editing-duration>
    <meta:editing-cycles>540</meta:editing-cycles>
    <meta:document-statistic meta:table-count="0" meta:image-count="0" meta:object-count="0" meta:page-count="21" meta:paragraph-count="265" meta:word-count="8767" meta:character-count="53580"/>
  </office:meta>
</office:document-meta>
</file>